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073ba0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58c59" officeooo:paragraph-rsid="00058c59" style:font-size-asian="14pt" style:font-size-complex="14pt"/>
    </style:style>
    <style:style style:name="P6" style:family="paragraph" style:parent-style-name="Standard">
      <style:text-properties fo:font-size="14pt" officeooo:rsid="0007a7fd" officeooo:paragraph-rsid="0007a7fd" style:font-size-asian="14pt" style:font-size-complex="14pt"/>
    </style:style>
    <style:style style:name="P7" style:family="paragraph" style:parent-style-name="Standard">
      <style:text-properties fo:font-size="14pt" officeooo:rsid="0007a7fd" officeooo:paragraph-rsid="000c302c" style:font-size-asian="14pt" style:font-size-complex="14pt"/>
    </style:style>
    <style:style style:name="P8" style:family="paragraph" style:parent-style-name="Standard">
      <style:text-properties fo:font-size="14pt" officeooo:paragraph-rsid="0007a7fd" style:font-size-asian="14pt" style:font-size-complex="14pt"/>
    </style:style>
    <style:style style:name="P9" style:family="paragraph" style:parent-style-name="Standard">
      <style:text-properties fo:font-size="14pt" officeooo:paragraph-rsid="000c302c" style:font-size-asian="14pt" style:font-size-complex="14pt"/>
    </style:style>
    <style:style style:name="P10" style:family="paragraph" style:parent-style-name="Standard">
      <style:text-properties fo:font-size="14pt" officeooo:paragraph-rsid="000b3058" style:font-size-asian="14pt" style:font-size-complex="14pt"/>
    </style:style>
    <style:style style:name="P11" style:family="paragraph" style:parent-style-name="Standard">
      <style:text-properties fo:font-size="14pt" officeooo:paragraph-rsid="000d5f0f" style:font-size-asian="14pt" style:font-size-complex="14pt"/>
    </style:style>
    <style:style style:name="P12" style:family="paragraph" style:parent-style-name="Standard">
      <style:text-properties fo:font-size="14pt" officeooo:paragraph-rsid="000fe9b3" style:font-size-asian="14pt" style:font-size-complex="14pt"/>
    </style:style>
    <style:style style:name="P13" style:family="paragraph" style:parent-style-name="Standard">
      <style:text-properties fo:font-size="14pt" officeooo:paragraph-rsid="001110a8" style:font-size-asian="14pt" style:font-size-complex="14pt"/>
    </style:style>
    <style:style style:name="P14" style:family="paragraph" style:parent-style-name="Standard">
      <style:text-properties fo:font-size="14pt" officeooo:paragraph-rsid="0011f5ac" style:font-size-asian="14pt" style:font-size-complex="14pt"/>
    </style:style>
    <style:style style:name="P15" style:family="paragraph" style:parent-style-name="Standard">
      <style:text-properties fo:font-size="14pt" officeooo:paragraph-rsid="00156e11" style:font-size-asian="14pt" style:font-size-complex="14pt"/>
    </style:style>
    <style:style style:name="P1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5pt" fo:font-weight="bold" officeooo:rsid="0007a7fd" officeooo:paragraph-rsid="0007a7f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7a7fd" officeooo:paragraph-rsid="000b305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07a7fd" officeooo:paragraph-rsid="000d5f0f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7a7fd" officeooo:paragraph-rsid="000fe9b3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07a7fd" officeooo:paragraph-rsid="001110a8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07a7fd" officeooo:paragraph-rsid="0011f5ac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058c59" officeooo:paragraph-rsid="00058c59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8pt" fo:font-weight="bold" officeooo:paragraph-rsid="00073ba0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140a8f"/>
    </style:style>
    <style:style style:name="P26" style:family="paragraph" style:parent-style-name="Standard">
      <style:text-properties style:font-name="Liberation Serif" fo:font-size="14pt" fo:font-weight="normal" officeooo:rsid="0011f5a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1f5ac" officeooo:paragraph-rsid="00140a8f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fo:font-weight="normal" officeooo:rsid="0011f5ac" officeooo:paragraph-rsid="00140a8f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officeooo:paragraph-rsid="00156e11" style:font-size-asian="14pt" style:font-size-complex="14pt"/>
    </style:style>
    <style:style style:name="T1" style:family="text">
      <style:text-properties officeooo:rsid="0005c242"/>
    </style:style>
    <style:style style:name="T2" style:family="text">
      <style:text-properties officeooo:rsid="0007a7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d579"/>
    </style:style>
    <style:style style:name="T5" style:family="text">
      <style:text-properties officeooo:rsid="000910be"/>
    </style:style>
    <style:style style:name="T6" style:family="text">
      <style:text-properties officeooo:rsid="0009dfda"/>
    </style:style>
    <style:style style:name="T7" style:family="text">
      <style:text-properties officeooo:rsid="000b3058"/>
    </style:style>
    <style:style style:name="T8" style:family="text">
      <style:text-properties officeooo:rsid="000c302c"/>
    </style:style>
    <style:style style:name="T9" style:family="text">
      <style:text-properties officeooo:rsid="000d5f0f"/>
    </style:style>
    <style:style style:name="T10" style:family="text">
      <style:text-properties officeooo:rsid="000ec66b"/>
    </style:style>
    <style:style style:name="T11" style:family="text">
      <style:text-properties officeooo:rsid="000fe9b3"/>
    </style:style>
    <style:style style:name="T12" style:family="text">
      <style:text-properties officeooo:rsid="001110a8"/>
    </style:style>
    <style:style style:name="T13" style:family="text">
      <style:text-properties officeooo:rsid="0011f5ac"/>
    </style:style>
    <style:style style:name="T14" style:family="text">
      <style:text-properties fo:font-size="14pt" fo:font-weight="bold" officeooo:rsid="0011f5ac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fo:font-weight="normal" officeooo:rsid="0011f5ac" style:font-size-asian="14pt" style:font-weight-asian="normal" style:font-size-complex="14pt" style:font-weight-complex="normal"/>
    </style:style>
    <style:style style:name="T16" style:family="text">
      <style:text-properties fo:font-size="15pt" fo:font-weight="bold" officeooo:rsid="0007a7f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140a8f" style:font-size-asian="15pt" style:font-weight-asian="bold" style:font-size-complex="15pt" style:font-weight-complex="bold"/>
    </style:style>
    <style:style style:name="T18" style:family="text">
      <style:text-properties officeooo:rsid="00156e11"/>
    </style:style>
    <style:style style:name="T19" style:family="text">
      <style:text-properties officeooo:rsid="00158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https://www.pildorasinformaticas.es/</text:p>
      <text:p text:style-name="P2"/>
      <text:p text:style-name="P24">Curso Spring</text:p>
      <text:p text:style-name="P5"/>
      <text:p text:style-name="P23">Paso 1:</text:p>
      <text:p text:style-name="P5"><text:tab/>Vistos los videos: </text:p>
      <text:p text:style-name="P5"><text:tab/><text:tab/><text:span text:style-name="T1">Instalación e introducción: 1, 2, 3, 4 y 5</text:span></text:p>
      <text:p text:style-name="P5"><text:tab/><text:tab/><text:span text:style-name="T1">Inversión de control: 6, 7 y 8</text:span></text:p>
      <text:p text:style-name="P5"><text:tab/><text:tab/><text:span text:style-name="T1">(me falta poner el código de las clases)</text:span></text:p>
      <text:p text:style-name="P5"/>
      <text:p text:style-name="P17">Video 8:</text:p>
      <text:p text:style-name="P6"><text:tab/>Fichero XML</text:p>
      <text:p text:style-name="P6"><text:tab/><text:tab/>Con &lt;bean&gt; </text:p>
      <text:p text:style-name="P6"><text:tab/><text:tab/><text:tab/>se crea un generador de objetos</text:p>
      <text:p text:style-name="P6"><text:tab/><text:tab/><text:tab/>se crea un contenedor Spring que nos proporciona objetos</text:p>
      <text:p text:style-name="P6"><text:tab/>Cuatro pasos a seguir para utilizar un contenedor Sping</text:p>
      <text:p text:style-name="P4"><text:tab/><text:tab/><text:span text:style-name="T2">1- Cargar el archivo XML</text:span></text:p>
      <text:p text:style-name="P4"><text:tab/><text:tab/><text:tab/><text:span text:style-name="T2">(así se crea un contexto)</text:span></text:p>
      <text:p text:style-name="P8"><text:tab/><text:tab/><text:span text:style-name="T2">2- Pedir el bean</text:span> </text:p>
      <text:p text:style-name="P8"><text:tab/><text:tab/><text:tab/><text:span text:style-name="T2">(se pide el objeto al contexto, al fichero XML)</text:span></text:p>
      <text:p text:style-name="P4"><text:tab/><text:tab/><text:span text:style-name="T2">3- Utilizar el bean</text:span></text:p>
      <text:p text:style-name="P4"><text:tab/><text:tab/><text:tab/><text:span text:style-name="T2">(se utiliza este objeto)</text:span></text:p>
      <text:p text:style-name="P4"><text:tab/><text:tab/><text:span text:style-name="T2">4- Cerrar el archivo XML</text:span></text:p>
      <text:p text:style-name="P4"><text:tab/><text:tab/><text:tab/><text:span text:style-name="T2">(cerrar el contexto)</text:span></text:p>
      <text:p text:style-name="P4"/>
      <text:p text:style-name="P17">Video 9:</text:p>
      <text:p text:style-name="P6"><text:tab/>Inyección de dependencias. Modularización</text:p>
      <text:p text:style-name="P6"><text:tab/><text:tab/>Modularización en POO</text:p>
      <text:p text:style-name="P6"><text:tab/><text:tab/>1- Este concepto nos indica que el <text:span text:style-name="T3">todo</text:span> está formado por partes</text:p>
      <text:p text:style-name="P6"><text:tab/><text:tab/>2- El <text:span text:style-name="T3">todo</text:span> es un conjunto de objetos independientes,</text:p>
      <text:p text:style-name="P6"><text:tab/><text:tab/>que se comunican entre sí para formar el todo</text:p>
      <text:p text:style-name="P6"><text:tab/><text:tab/>3- Los objetos a veces tienen entre ellos dependencias, es decir,</text:p>
      <text:p text:style-name="P6"><text:tab/><text:tab/>necesitan de otros objetos para funcionar correctamente.</text:p>
      <text:p text:style-name="P6"><text:tab/><text:tab/>4- Así un objeto necesita de muchos objetos, depende de</text:p>
      <text:p text:style-name="P6"><text:tab/><text:tab/>muchos objetos.</text:p>
      <text:p text:style-name="P6"><text:tab/>Inyección de dependencias. Funcionamiento</text:p>
      <text:p text:style-name="P4"><text:tab/><text:tab/><text:span text:style-name="T4">1- Cuando un objeto1 necesita otro objeto2 para funcionar</text:span></text:p>
      <text:p text:style-name="P4"><text:tab/><text:tab/><text:span text:style-name="T4">adecuadamente, en lugar de instanciarlo con new, se lo pide</text:span></text:p>
      <text:p text:style-name="P4"><text:tab/><text:tab/><text:span text:style-name="T4">a Spring.</text:span></text:p>
      <text:p text:style-name="P4"><text:tab/><text:tab/><text:span text:style-name="T4">Spring lo crea y después se lo inyecta, se lo proporciona.</text:span></text:p>
      <text:p text:style-name="P4"><text:tab/><text:tab/><text:span text:style-name="T4">2- Ventaja: este objeto2, que crea Spring, también se lo puede</text:span></text:p>
      <text:p text:style-name="P4"><text:tab/><text:tab/><text:span text:style-name="T4">inyectar a otro objeto3 que lo necesita.</text:span></text:p>
      <text:p text:style-name="P4"><text:soft-page-break/></text:p>
      <text:p text:style-name="P4"><text:tab/><text:span text:style-name="T5">Ejemplo concreto:</text:span></text:p>
      <text:p text:style-name="P4"><text:tab/><text:tab/><text:span text:style-name="T5">1- Ahora Jefe, Director y Secretario no sólo realizan un tarea.</text:span></text:p>
      <text:p text:style-name="P4"><text:tab/><text:tab/><text:span text:style-name="T5">También emiten informes, dependen de un informe.</text:span></text:p>
      <text:p text:style-name="P4"><text:tab/><text:tab/><text:span text:style-name="T5">Se deben crear objetos de tipo informes, pero no con new.</text:span></text:p>
      <text:p text:style-name="P4"><text:tab/><text:tab/><text:span text:style-name="T5">2- Spring inyect los informes y hay dos formas de hacerlo:<text:line-break/><text:tab/><text:tab/><text:tab/>- Con constructor</text:span></text:p>
      <text:p text:style-name="P4"><text:tab/><text:tab/><text:tab/>- <text:span text:style-name="T5">Con un setter</text:span></text:p>
      <text:p text:style-name="P4"><text:tab/><text:tab/><text:tab/>- <text:span text:style-name="T5">(auto-wiring aún no se ve; sí en anotations)</text:span></text:p>
      <text:p text:style-name="P4"/>
      <text:p text:style-name="P4"><text:tab/><text:span text:style-name="T6">Pasos para crear dependencias con un constructor</text:span></text:p>
      <text:p text:style-name="P4"><text:tab/><text:tab/><text:span text:style-name="T6">1- Crear la clase e interfaz para la dependencia (Informes)</text:span></text:p>
      <text:p text:style-name="P4"><text:tab/><text:tab/><text:span text:style-name="T6">2- Crear un constructor en la clase a la que se le va a inyectar</text:span></text:p>
      <text:p text:style-name="P4"><text:tab/><text:tab/><text:span text:style-name="T6">la dependencia</text:span></text:p>
      <text:p text:style-name="P4"><text:tab/><text:tab/><text:span text:style-name="T6">3- Configurar la inyección de dependencia en el archivo XML</text:span></text:p>
      <text:p text:style-name="P4"/>
      <text:p text:style-name="P18">Video <text:span text:style-name="T7">10</text:span>:</text:p>
      <text:p text:style-name="P10"/>
      <text:p text:style-name="P9"><text:tab/><text:span text:style-name="T6">Pasos para crear dependencias con un </text:span><text:span text:style-name="T8">setter</text:span></text:p>
      <text:p text:style-name="P9"><text:tab/><text:tab/><text:span text:style-name="T6">1- Crear la clase e interfaz para la dependencia (Informes)</text:span></text:p>
      <text:p text:style-name="P9"><text:tab/><text:tab/><text:span text:style-name="T6">2- Crear un </text:span><text:span text:style-name="T8">método setter</text:span><text:span text:style-name="T6"> en la clase a la que se le va a inyectar</text:span></text:p>
      <text:p text:style-name="P9"><text:tab/><text:tab/><text:span text:style-name="T6">la dependencia</text:span></text:p>
      <text:p text:style-name="P9"><text:tab/><text:tab/><text:span text:style-name="T6">3- Configurar la inyección de dependencia en el archivo XML</text:span></text:p>
      <text:p text:style-name="P7"/>
      <text:p text:style-name="P4"><text:tab/><text:span text:style-name="T8">Para realizar esto se utiliza la clase SecretarioEmpleado.</text:span></text:p>
      <text:p text:style-name="P4"/>
      <text:p text:style-name="P19">Video <text:span text:style-name="T7">1</text:span><text:span text:style-name="T9">1</text:span>:</text:p>
      <text:p text:style-name="P11"/>
      <text:p text:style-name="P11"><text:tab/><text:span text:style-name="T10">Inyección de campos </text:span><text:span text:style-name="T11">I</text:span></text:p>
      <text:p text:style-name="P11"><text:tab/><text:tab/><text:span text:style-name="T10">1-Cuando un objeto necesita ciertos campos, vamos a ver cómo</text:span></text:p>
      <text:p text:style-name="P11"><text:tab/><text:tab/><text:span text:style-name="T10">inyectarlos</text:span></text:p>
      <text:p text:style-name="P11"><text:tab/><text:tab/><text:span text:style-name="T10">2- Supongamos que el SecretarioEmpleado necesita dos campos:</text:span></text:p>
      <text:p text:style-name="P11"><text:tab/><text:tab/><text:span text:style-name="T10">email y nombreEmpresa</text:span></text:p>
      <text:p text:style-name="P11"><text:tab/><text:span text:style-name="T10">Pasos a seguir:</text:span></text:p>
      <text:p text:style-name="P11"><text:tab/><text:tab/><text:span text:style-name="T10">1- Primero crear estos campos (atributos) en SecretarioEmpleado</text:span></text:p>
      <text:p text:style-name="P11"><text:tab/><text:tab/><text:span text:style-name="T10">2- Crear lo métodos setter y getter de estos campos</text:span></text:p>
      <text:p text:style-name="P11"><text:tab/><text:tab/><text:tab/><text:span text:style-name="T10">(son importantes lo nombres de los setters)</text:span></text:p>
      <text:p text:style-name="P11"><text:tab/><text:tab/><text:span text:style-name="T10">3- En el archivo XML se crea esta inyección.</text:span></text:p>
      <text:p text:style-name="P11"><text:tab/><text:tab/><text:span text:style-name="T10">Nos fijamos en el bean que tenemos para el SecretarioEmpleado.</text:span></text:p>
      <text:p text:style-name="P11"><text:tab/><text:tab/><text:span text:style-name="T10">Le vamos a agregar dos propiedades.</text:span></text:p>
      <text:p text:style-name="P11"><text:tab/><text:tab/><text:span text:style-name="T10">4- </text:span><text:span text:style-name="T11">No se debe utilizar la interfaz Empleados para acceder a los</text:span></text:p>
      <text:p text:style-name="P11"><text:tab/><text:tab/><text:span text:style-name="T11">setters de estos campos, se debe utilizar la clase SecretarioEmpleado.</text:span></text:p>
      <text:p text:style-name="P11"><text:tab/><text:span text:style-name="T11">Hacemos lo mismo que en SecretarioEmpleado en la clase DirectorEmpleado</text:span></text:p>
      <text:p text:style-name="P11"/>
      <text:p text:style-name="P12"><text:soft-page-break/></text:p>
      <text:p text:style-name="P12"/>
      <text:p text:style-name="P20">Video <text:span text:style-name="T7">1</text:span><text:span text:style-name="T11">2</text:span>:</text:p>
      <text:p text:style-name="P12"/>
      <text:p text:style-name="P12"><text:tab/><text:span text:style-name="T11">Inyección de campos II</text:span></text:p>
      <text:p text:style-name="P12"><text:tab/><text:tab/><text:span text:style-name="T11">1- Se utilizará un archivo externo de propiedades</text:span></text:p>
      <text:p text:style-name="P12"><text:tab/><text:tab/><text:span text:style-name="T11">2- Ventaja: la modificación de las propiedades será más cómodo</text:span></text:p>
      <text:p text:style-name="P12"><text:tab/><text:tab/><text:span text:style-name="T11">3- Objetivo: inyectar las propiedades desde un archivo externo</text:span></text:p>
      <text:p text:style-name="P12"><text:tab/><text:tab/><text:span text:style-name="T11">Este archivo será datosEmpresa.propiedades</text:span></text:p>
      <text:p text:style-name="P12"><text:tab/><text:tab/><text:span text:style-name="T11">(propiedad=valor)</text:span></text:p>
      <text:p text:style-name="P12"><text:tab/><text:span text:style-name="T11">En el archivo XML</text:span></text:p>
      <text:p text:style-name="P12"><text:tab/><text:tab/><text:span text:style-name="T11">1- Se carga el archivo de propiedades</text:span></text:p>
      <text:p text:style-name="P12"><text:tab/><text:tab/><text:span text:style-name="T11">2- Los valores de las propiedades se obtienen de dicho archivo.</text:span></text:p>
      <text:p text:style-name="P11"><text:tab/><text:tab/><text:span text:style-name="T11">(ej: ${email})</text:span></text:p>
      <text:p text:style-name="P11"/>
      <text:p text:style-name="P13"/>
      <text:p text:style-name="P21">Video <text:span text:style-name="T7">1</text:span><text:span text:style-name="T12">3</text:span>:</text:p>
      <text:p text:style-name="P13"/>
      <text:p text:style-name="P13"><text:tab/><text:span text:style-name="T12">Singleton y Prototype</text:span></text:p>
      <text:p text:style-name="P13"><text:tab/><text:tab/><text:span text:style-name="T12">1- Son dos patrones de diseño</text:span></text:p>
      <text:p text:style-name="P13"><text:tab/><text:span text:style-name="T12">Singleton</text:span></text:p>
      <text:p text:style-name="P13"><text:tab/><text:tab/><text:span text:style-name="T12">1- Se utiliza para acceder a un único recurso global.</text:span></text:p>
      <text:p text:style-name="P13"><text:tab/><text:tab/><text:span text:style-name="T12">2- Sólo va a haber una instancia u objeto por clase</text:span></text:p>
      <text:p text:style-name="P13"><text:tab/><text:tab/><text:span text:style-name="T12">3- Nosotros pedimos beans al contenerdor de beans de Spring y</text:span></text:p>
      <text:p text:style-name="P13"><text:tab/><text:tab/><text:span text:style-name="T12">nos devuelve una referencia que apunta a un único objeto.</text:span></text:p>
      <text:p text:style-name="P13"><text:tab/><text:tab/><text:span text:style-name="T12">(ej:un objeto apuntando a un único fichero abierto)</text:span></text:p>
      <text:p text:style-name="P13"><text:tab/><text:tab/><text:span text:style-name="T12">4- Spring utiliza Singleton por defecto</text:span></text:p>
      <text:p text:style-name="P13"><text:tab/><text:span text:style-name="T12">Prototype</text:span></text:p>
      <text:p text:style-name="P13"><text:tab/><text:tab/><text:span text:style-name="T12">1- Es lo contrario a Singleton, es decir, nos permite que una clase</text:span></text:p>
      <text:p text:style-name="P13"><text:tab/><text:tab/><text:span text:style-name="T12">pueda tener varios objetos o instancias y estos objetos se crean</text:span></text:p>
      <text:p text:style-name="P13"><text:tab/><text:tab/><text:span text:style-name="T12">por clonación. </text:span></text:p>
      <text:p text:style-name="P13"><text:tab/><text:tab/><text:span text:style-name="T12">2- Se utiliza un objeto como prototipo y después el resto se clonan.</text:span></text:p>
      <text:p text:style-name="P13"><text:tab/><text:tab/><text:span text:style-name="T12">(clonar siempre es más rápido que crear)</text:span></text:p>
      <text:p text:style-name="P13"><text:tab/><text:tab/><text:span text:style-name="T12">3- Spring puede utilizar este patrón, pero se lo hay que indicar.</text:span></text:p>
      <text:p text:style-name="P13"><text:tab/><text:span text:style-name="T12">Vemos 2 ejemplos, un de cada patrón</text:span></text:p>
      <text:p text:style-name="P13"><text:tab/><text:tab/><text:span text:style-name="T12">1- Hacemos una copia del fichero XML</text:span></text:p>
      <text:p text:style-name="P13"><text:tab/><text:tab/><text:span text:style-name="T12">(cambiándole el nombre: applicationContext2.xml)</text:span></text:p>
      <text:p text:style-name="P13"><text:tab/><text:tab/><text:span text:style-name="T12">Y ahora trabajamos con él, eliminando cosas innecesarias.</text:span></text:p>
      <text:p text:style-name="P13"><text:tab/><text:tab/><text:span text:style-name="T12">2- Quitamos lo del fichero externo y los bean de DirectorEmpleado.</text:span></text:p>
      <text:p text:style-name="P13"><text:tab/><text:tab/><text:span text:style-name="T13">3- Nos centramos en el bean de SecretarioEmpleado</text:span></text:p>
      <text:p text:style-name="P13"><text:tab/><text:tab/><text:span text:style-name="T13">(le quitamos a éste todas las property)</text:span></text:p>
      <text:p text:style-name="P13"/>
      <text:p text:style-name="P13"/>
      <text:p text:style-name="P13"/>
      <text:p text:style-name="P13"><text:soft-page-break/></text:p>
      <text:p text:style-name="P13"><text:tab/><text:tab/><text:span text:style-name="T13">4- Creamos una clase aplicación nueva: UsoDemoSingletonPrototype</text:span></text:p>
      <text:p text:style-name="P13"><text:tab/><text:tab/>. <text:span text:style-name="T13">Cargamos el xml</text:span></text:p>
      <text:p text:style-name="P13"><text:tab/><text:tab/>. <text:span text:style-name="T13">Hacemos petición de beans al contenedor.</text:span></text:p>
      <text:p text:style-name="P13"><text:tab/><text:tab/>. <text:span text:style-name="T13">Pedimos 2 beans de SecretarioEmpleado</text:span></text:p>
      <text:p text:style-name="P13"><text:tab/><text:tab/>. <text:span text:style-name="T13">Cambiamos el nombre de ambos beans (María y Pedro)</text:span></text:p>
      <text:p text:style-name="P13"><text:tab/><text:tab/><text:span text:style-name="T13">(estos dos beans deben apuntar al mismo objeto SecretarioEmpleado)</text:span></text:p>
      <text:p text:style-name="P13"><text:tab/><text:tab/>. <text:span text:style-name="T13">System.out.println() de ambos, María y Pedro, y ambos dan las</text:span></text:p>
      <text:p text:style-name="P13"><text:tab/><text:tab/><text:span text:style-name="T13">misma referencia</text:span></text:p>
      <text:p text:style-name="P13"><text:tab/><text:tab/><text:span text:style-name="T13">5- Ahora vamos a trabajar con el patrón Prototype.</text:span></text:p>
      <text:p text:style-name="P13"><text:tab/><text:tab/>. <text:span text:style-name="T13">Vamos el fichero xml y en el ben ponemos scope=”prototype”</text:span></text:p>
      <text:p text:style-name="P13"><text:tab/><text:tab/>. <text:span text:style-name="T13">Ahora cada bean apunta a objetos diferentes.</text:span></text:p>
      <text:p text:style-name="P13"/>
      <text:p text:style-name="P14"/>
      <text:p text:style-name="P22">Video <text:span text:style-name="T7">1</text:span><text:span text:style-name="T13">4</text:span>:</text:p>
      <text:p text:style-name="P15"><text:tab/><text:span text:style-name="T18">1- Ciclo de vida de un bean</text:span></text:p>
      <text:p text:style-name="P15"><text:tab/><text:tab/>. <text:span text:style-name="T18">Ejecutar tareas antes de crear el bean y</text:span></text:p>
      <text:p text:style-name="P15"><text:tab/><text:tab/>. <text:span text:style-name="T18">Ejecutar tareas tras utilizar el bean y cerrarlo</text:span></text:p>
      <text:p text:style-name="P15"><text:tab/><text:tab/>. <text:span text:style-name="T18">Así están los métodos init y destroy.</text:span></text:p>
      <text:p text:style-name="P15"><text:tab/><text:span text:style-name="T18">2- En ini</text:span></text:p>
      <text:p text:style-name="P15"><text:tab/><text:tab/>. <text:span text:style-name="T18">Por ejemplo, podemos cargar dependencias de otros beanx</text:span></text:p>
      <text:p text:style-name="P15"><text:tab/><text:tab/>. <text:span text:style-name="T18">Abrir un socket o una conexión a la base de datos</text:span></text:p>
      <text:p text:style-name="P15"><text:tab/><text:span text:style-name="T18">3- En destroy</text:span></text:p>
      <text:p text:style-name="P15"><text:tab/><text:tab/>. <text:span text:style-name="T18">Por ejemplo, se pueden liberar recursos, cerrar conexiones, etc.</text:span></text:p>
      <text:p text:style-name="P15"><text:tab/><text:span text:style-name="T18">4- En la clase DirectorEmpleado vamos a hacer lo visto</text:span></text:p>
      <text:p text:style-name="P15"><text:tab/><text:tab/>. <text:span text:style-name="T18">En el final de la clase creamos el métodoInit y el método destroy.</text:span></text:p>
      <text:p text:style-name="P15"><text:tab/><text:tab/>. <text:span text:style-name="T18">Así ponemos el método Init (suele ser de tipo void) y lo llamamos</text:span></text:p>
      <text:p text:style-name="P15"><text:tab/><text:tab/><text:span text:style-name="T18">como queramos, por ejemplo “métodoInicial()”, y le ponemos un</text:span></text:p>
      <text:p text:style-name="P15"><text:tab/><text:tab/><text:span text:style-name="T18">mensaje, para verlo cuando se ejecute.</text:span></text:p>
      <text:p text:style-name="P15"><text:tab/><text:tab/>. <text:span text:style-name="T18">Ahora ponemos </text:span><text:span text:style-name="T19">el método destroy y lo llamamos “métodoFinal()”,</text:span></text:p>
      <text:p text:style-name="P15"><text:tab/><text:tab/><text:span text:style-name="T19">de tipo void también.</text:span></text:p>
      <text:p text:style-name="P15"><text:tab/><text:span text:style-name="T19">5- En el fichero XML </text:span></text:p>
      <text:p text:style-name="P15"><text:tab/><text:tab/>. <text:span text:style-name="T19">Le indicamos que utilice estos métodos en el bean.</text:span></text:p>
      <text:p text:style-name="P15"><text:tab/><text:tab/>. <text:span text:style-name="T19">Por claridad, creamos un nuevo XML a partir de otro existente.</text:span></text:p>
      <text:p text:style-name="P15"><text:tab/><text:tab/>. <text:span text:style-name="T19">Llamamos a este fichero “applicationContext2.xml”</text:span></text:p>
      <text:p text:style-name="P15"><text:tab/><text:tab/>. <text:span text:style-name="T19">El bean lo limpiamos y le ponemos lo siguiente, con 2 modificadores:</text:span></text:p>
      <text:p text:style-name="P15"><text:tab/><text:tab/>&lt;<text:span text:style-name="T19">bean …..</text:span></text:p>
      <text:p text:style-name="P15"><text:tab/><text:tab/><text:tab/><text:span text:style-name="T19">init-method=”metodoInicial”</text:span></text:p>
      <text:p text:style-name="P15"><text:tab/><text:tab/><text:tab/><text:span text:style-name="T19">destroy-method=”metodoFinal”</text:span></text:p>
      <text:p text:style-name="P15"><text:tab/><text:span text:style-name="T19">6- Los probamos</text:span></text:p>
      <text:p text:style-name="P15"><text:tab/><text:tab/>. <text:span text:style-name="T19">cuando generemos un informe con el bean de DirectorEmpleado</text:span></text:p>
      <text:p text:style-name="P15"><text:tab/><text:tab/>. <text:span text:style-name="T19">Así, antes de generar el informe, ejecuta el método init y, tras generarlo,</text:span></text:p>
      <text:p text:style-name="P15"><text:tab/><text:tab/>. <text:span text:style-name="T19">ejecuta el método destroy</text:span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4"/>
      <text:p text:style-name="P4">……………………………………….</text:p>
      <text:p text:style-name="P25"><text:span text:style-name="T16">Video </text:span><text:span text:style-name="T17">74</text:span><text:span text:style-name="T16">:</text:span><text:span text:style-name="T14"> </text:span><text:span text:style-name="T15">https://youtu.be/qbFFrX-_bKs</text:span></text:p>
      <text:p text:style-name="P27">Video 202 de java para instalar jdbc</text:p>
      <text:p text:style-name="P28">https://youtu.be/TipyOAYGsdc</text:p>
      <text:p text:style-name="P26"/>
      <text:p text:style-name="P16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20T18:50:46.478000000</dc:date>
    <meta:editing-duration>PT1H10M25S</meta:editing-duration>
    <meta:editing-cycles>23</meta:editing-cycles>
    <meta:document-statistic meta:table-count="0" meta:image-count="0" meta:object-count="0" meta:page-count="5" meta:paragraph-count="153" meta:word-count="1053" meta:character-count="6448" meta:non-whitespace-character-count="5277"/>
  </office:meta>
</office:document-meta>
</file>